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C000032EB0000227211B265E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/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keepdry" text:anchor-type="page" text:anchor-page-number="1" svg:x="1.399cm" svg:y="1.032cm" svg:width="13.033cm" svg:height="8.818cm" draw:z-index="0">
        <draw:image xlink:href="Pictures/2000004C000032EB0000227211B265EB.svm" xlink:type="simple" xlink:show="embed" xlink:actuate="onLoad"/>
      </draw:frame>
      <draw:frame draw:style-name="fr1" draw:name="keepdry1" text:anchor-type="page" text:anchor-page-number="1" svg:x="15.316cm" svg:y="1.032cm" svg:width="13.033cm" svg:height="8.818cm" draw:z-index="1">
        <draw:image xlink:href="Pictures/2000004C000032EB0000227211B265EB.svm" xlink:type="simple" xlink:show="embed" xlink:actuate="onLoad"/>
      </draw:frame>
      <draw:frame draw:style-name="fr1" draw:name="keepdry2" text:anchor-type="page" text:anchor-page-number="1" svg:x="1.399cm" svg:y="11.165cm" svg:width="13.033cm" svg:height="8.818cm" draw:z-index="2">
        <draw:image xlink:href="Pictures/2000004C000032EB0000227211B265EB.svm" xlink:type="simple" xlink:show="embed" xlink:actuate="onLoad"/>
      </draw:frame>
      <draw:frame draw:style-name="fr1" draw:name="keepdry3" text:anchor-type="page" text:anchor-page-number="1" svg:x="15.342cm" svg:y="11.165cm" svg:width="13.033cm" svg:height="8.818cm" draw:z-index="3">
        <draw:image xlink:href="Pictures/2000004C000032EB0000227211B265EB.svm" xlink:type="simple" xlink:show="embed" xlink:actuate="onLoad"/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0.466cm" fo:margin-bottom="0cm" fo:margin-left="1.016cm" fo:margin-right="1.016cm" style:writing-mode="lr-tb" style:layout-grid-color="#c0c0c0" style:layout-grid-lines="3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dc:description>Jim Parry

jim@ekitsonline.com
www.ekitsonline.com</dc:description>
    <meta:initial-creator>Jim Parry</meta:initial-creator>
    <meta:creation-date>2006-10-31T19:32:08</meta:creation-date>
    <dc:creator>Jim Parry</dc:creator>
    <dc:date>2006-10-31T19:40:35</dc:date>
    <dc:language>en-US</dc:language>
    <meta:editing-cycles>3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0" meta:word-count="0" meta:character-count="0"/>
  </office:meta>
</office:document-meta>
</file>